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mes_20_New_20_Roman">
      <style:text-properties style:font-name="Times" fo:font-size="12pt" style:font-size-asian="12pt" style:font-size-complex="12pt"/>
    </style:style>
    <style:style style:name="P2" style:family="paragraph" style:parent-style-name="Times_20_New_20_Roman">
      <style:text-properties style:font-name="Times" fo:font-size="12pt" fo:font-style="italic" style:font-size-asian="12pt" style:font-style-asian="italic" style:font-size-complex="12pt" style:font-style-complex="italic"/>
    </style:style>
    <style:style style:name="P3" style:family="paragraph" style:parent-style-name="Times_20_New_20_Roman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Times_20_New_20_Roman">
      <style:text-properties style:font-name="Times" fo:font-size="11pt" style:font-size-asian="11pt" style:font-size-complex="11pt"/>
    </style:style>
    <style:style style:name="P5" style:family="paragraph" style:parent-style-name="Preformatted_20_Text">
      <style:text-properties style:font-name="Times" fo:font-size="12pt" style:font-size-asian="12pt" style:font-size-complex="12pt"/>
    </style:style>
    <style:style style:name="P6" style:family="paragraph" style:parent-style-name="Times_20_New_20_Roman">
      <style:text-properties style:font-name="Times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OpenOffice Merge for coreBOS</text:p>
      <text:p text:style-name="P1"/>
      <text:p text:style-name="P1"/>
      <text:p text:style-name="P1"/>
      <text:p text:style-name="P1"/>
      <text:p text:style-name="P2">Test some Accounts module merge fields</text:p>
      <text:p text:style-name="P1"/>
      <text:p text:style-name="P1">accounts_type=ACCOUNT_TYPE</text:p>
      <text:p text:style-name="P1">accounts_phone=ACCOUNT_PHONE</text:p>
      <text:p text:style-name="P1">accounts_email=ACCOUNT_EMAIL</text:p>
      <text:p text:style-name="P1">accounts_siccode=ACCOUNT_SICCODE</text:p>
      <text:p text:style-name="P1">accounts_accountname=ACCOUNT_ACCOUNTNAME</text:p>
      <text:p text:style-name="P1">accounts_billingaddress=ACCOUNT_BILLINGADDRESS</text:p>
      <text:p text:style-name="P1">accounts_billingcode=ACCOUNT_BILLINGCODE</text:p>
      <text:p text:style-name="P1">accounts_billingstate=ACCOUNT_BILLINGSTATE</text:p>
      <text:p text:style-name="P1">accounts_billingpobox=ACCOUNT_BILLINGPOBOX</text:p>
      <text:p text:style-name="P1">accounts_billingcity=ACCOUNT_BILLINGCITY</text:p>
      <text:p text:style-name="P1">accounts_billingcountry=ACCOUNT_BILLINGCOUNTRY</text:p>
      <text:p text:style-name="P1">accounts_shippingaddress=ACCOUNT_SHIPPINGADDRESS</text:p>
      <text:p text:style-name="P1">accounts_shippingcode=ACCOUNT_SHIPPINGCODE</text:p>
      <text:p text:style-name="P1">accounts_shippingstate=ACCOUNT_SHIPPINGSTATE</text:p>
      <text:p text:style-name="P1">accounts_shippingpobox=ACCOUNT_SHIPPINGPOBOX</text:p>
      <text:p text:style-name="P1">accounts_shippingcity=ACCOUNT_SHIPPINGCITY</text:p>
      <text:p text:style-name="P1">accounts_shippingcountry=ACCOUNT_SHIPPINGCOUNTRY</text:p>
      <text:p text:style-name="P1"/>
      <text:p text:style-name="P1"/>
      <text:p text:style-name="P1"/>
      <text:p text:style-name="P2">Test some Contacts module merge fields</text:p>
      <text:p text:style-name="P1"/>
      <text:p text:style-name="P1">contacts_email=CONTACT_EMAIL</text:p>
      <text:p text:style-name="P1">contacts_salutation=CONTACT_SALUTATION</text:p>
      <text:p text:style-name="P1">contacts_donotcall=CONTACT_DONOTCALL</text:p>
      <text:p text:style-name="P1">contacts_accountname=CONTACT_ACCOUNTNAME</text:p>
      <text:p text:style-name="P1">contacts_department=CONTACT_DEPARTMENT</text:p>
      <text:p text:style-name="P1">contacts_mobile=CONTACT_MOBILE</text:p>
      <text:p text:style-name="P1">contacts_lastname=CONTACT_LASTNAME</text:p>
      <text:p text:style-name="P1">contacts_notifyowner=CONTACT_NOTIFYOWNER</text:p>
      <text:p text:style-name="P1">contacts_title=CONTACT_TITLE</text:p>
      <text:p text:style-name="P1">contacts_officephone=CONTACT_OFFICEPHONE</text:p>
      <text:p text:style-name="P1">contacts_reference=CONTACT_REFERENCE</text:p>
      <text:p text:style-name="P1">contacts_reportsto=CONTACT_REPORTSTO</text:p>
      <text:p text:style-name="P1">contacts_firstname=CONTACT_FIRSTNAME</text:p>
      <text:p text:style-name="P1">contacts_leadsource=CONTACT_LEADSOURCE</text:p>
      <text:p text:style-name="P1">contacts_homephone=CONTACT_HOMEPHONE</text:p>
      <text:p text:style-name="P1">contacts_birthdate=CONTACT_BIRTHDATE</text:p>
      <text:p text:style-name="P1"><text:soft-page-break/></text:p>
      <text:p text:style-name="P1"/>
      <text:p text:style-name="P1"/>
      <text:p text:style-name="P2">Test some Leads module merge fields</text:p>
      <text:p text:style-name="P2"/>
      <text:p text:style-name="P5">leads_salutation=LEAD_SALUTATION</text:p>
      <text:p text:style-name="P5">leads_leadstatus=LEAD_LEADSTATUS</text:p>
      <text:p text:style-name="P5">leads_company=LEAD_COMPANY</text:p>
      <text:p text:style-name="P5">leads_mobile=LEAD_MOBILE</text:p>
      <text:p text:style-name="P5">leads_country=LEAD_COUNTRY</text:p>
      <text:p text:style-name="P5">leads_city=LEAD_CITY</text:p>
      <text:p text:style-name="P5">leads_phone=LEAD_PHONE</text:p>
      <text:p text:style-name="P5">leads_lastname=LEAD_LASTNAME</text:p>
      <text:p text:style-name="P5">leads_leadsource=LEAD_LEADSOURCE</text:p>
      <text:p text:style-name="P5">leads_noofemployees=LEAD_NOOFEMPLOYEES</text:p>
      <text:p text:style-name="P5">leads_email=LEAD_EMAIL</text:p>
      <text:p text:style-name="P5">leads_rating=LEAD_RATING</text:p>
      <text:p text:style-name="P5">leads_firstname=LEAD_FIRSTNAME</text:p>
      <text:p text:style-name="P5"/>
      <text:p text:style-name="P5"/>
      <text:p text:style-name="P5"/>
      <text:p text:style-name="P2">Test some HelpDesk module merge fields</text:p>
      <text:p text:style-name="P1"/>
      <text:p text:style-name="P5">helpdesk_status=TICKET_STATUS</text:p>
      <text:p text:style-name="P5">helpdesk_title=TICKET_TITLE</text:p>
      <text:p text:style-name="P5">helpdesk_solution=TICKET_SOLUTION</text:p>
      <text:p text:style-name="P5">helpdesk_category=TICKET_CATEGORY</text:p>
      <text:p text:style-name="P5">helpdesk_severity=TICKET_SEVERITY</text:p>
      <text:p text:style-name="P5">helpdesk_priority=TICKET_PRIORITY</text:p>
      <text:p text:style-name="P5">helpdesk_relatedto=TICKET_RELATEDTO</text:p>
      <text:p text:style-name="P1"/>
      <text:p text:style-name="P1"/>
      <text:p text:style-name="P1"/>
      <text:p text:style-name="P2">Test some User related fields</text:p>
      <text:p text:style-name="P1"/>
      <text:p text:style-name="P1">user_firstname=USER_FIRSTNAME</text:p>
      <text:p text:style-name="P1">user_lastname=USER_LASTNAME</text:p>
      <text:p text:style-name="P1">user_username=USER_USERNAME</text:p>
      <text:p text:style-name="P1">user_title=USER_TITLE</text:p>
      <text:p text:style-name="P1">user_officephone=USER_OFFICEPHONE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The OpenOffice Merge tool has been tested and should work fine on custom fields too. Please use your field label as reference</text:p>
      <text:p text:style-name="P4"/>
      <text:p text:style-name="P4">ie: if I create a custom field on the Leads module and call it MoonAddress I should be able to merge it using the LEAD_MOONADDRESS label</text:p>
      <text:p text:style-name="P4"/>
      <text:p text:style-name="P4">The merge will not work on custom fields with a <text:s/>label containing white spaces (ie Moon Address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ndale Mono" style:font-size-asian="10pt" style:font-name-complex="Andale Mono" style:font-size-complex="10pt"/>
    </style:style>
    <style:style style:name="Times_20_New_20_Roman" style:display-name="Times New Roman" style:family="paragraph" style:parent-style-name="Preformatted_20_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2-10T12:13:10</meta:creation-date>
    <dc:creator>Joe Bordes</dc:creator>
    <dc:date>2015-01-01T18:18:32</dc:date>
    <meta:editing-cycles>13</meta:editing-cycles>
    <meta:editing-duration>PT24M14S</meta:editing-duration>
    <meta:document-statistic meta:table-count="0" meta:image-count="0" meta:object-count="0" meta:page-count="3" meta:paragraph-count="67" meta:word-count="156" meta:character-count="2527" meta:non-whitespace-character-count="2437"/>
    <meta:user-defined meta:name="Info 1"/>
    <meta:user-defined meta:name="Info 2"/>
    <meta:user-defined meta:name="Info 3"/>
    <meta:user-defined meta:name="Info 4"/>
  </office:meta>
</office:document-meta>
</file>